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officeooo:rsid="00155fc8" officeooo:paragraph-rsid="00155fc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4pt" style:text-underline-style="solid" style:text-underline-width="auto" style:text-underline-color="font-color" officeooo:rsid="00155fc8" officeooo:paragraph-rsid="00155fc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style:text-underline-style="none" officeooo:rsid="00213b1f" officeooo:paragraph-rsid="001e5e3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officeooo:rsid="002368f9" officeooo:paragraph-rsid="00213b1f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color="#000000" fo:font-size="14pt" officeooo:rsid="002517f6" officeooo:paragraph-rsid="002517f6" fo:background-color="#cccccc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fo:font-size="14pt" style:text-underline-style="none" officeooo:rsid="002517f6" officeooo:paragraph-rsid="002517f6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officeooo:paragraph-rsid="002517f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517f6" officeooo:paragraph-rsid="002517f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2517f6" officeooo:paragraph-rsid="002a807e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2517f6" officeooo:paragraph-rsid="002cc4a5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paragraph-rsid="002517f6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paragraph-rsid="002a807e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paragraph-rsid="002afe7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a807e" officeooo:paragraph-rsid="002a807e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2afe7a" officeooo:paragraph-rsid="002afe7a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2cc4a5" officeooo:paragraph-rsid="002cc4a5" style:font-size-asian="14pt" style:font-size-complex="14pt"/>
    </style:style>
    <style:style style:name="P19" style:family="paragraph" style:parent-style-name="Heading_20_1">
      <style:paragraph-properties fo:text-align="center" style:justify-single-word="false"/>
      <style:text-properties fo:font-size="14pt" fo:language="en" fo:country="US" officeooo:paragraph-rsid="002517f6" style:font-size-asian="14pt" style:font-size-complex="14pt"/>
    </style:style>
    <style:style style:name="P20" style:family="paragraph" style:parent-style-name="Heading_20_1">
      <style:paragraph-properties fo:text-align="center" style:justify-single-word="false"/>
      <style:text-properties fo:font-size="14pt" fo:language="en" fo:country="US" fo:font-weight="normal" officeooo:paragraph-rsid="002517f6" style:font-size-asian="14pt" style:font-weight-asian="normal" style:font-size-complex="14pt" style:font-weight-complex="normal"/>
    </style:style>
    <style:style style:name="T1" style:family="text">
      <style:text-properties officeooo:rsid="002517f6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2afe7a"/>
    </style:style>
    <style:style style:name="T5" style:family="text">
      <style:text-properties officeooo:rsid="00275016"/>
    </style:style>
    <style:style style:name="T6" style:family="text">
      <style:text-properties officeooo:rsid="002afe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ES CAPITOL <text:span text:style-name="T1">8A</text:span></text:p>
      <text:p text:style-name="P2"/>
      <text:p text:style-name="P3"/>
      <text:list xml:id="list1632388646" text:style-name="L1">
        <text:list-item>
          <text:p text:style-name="P7">En un cablejat de coure tipus UTP, <text:span text:style-name="T5">q</text:span>uè volen dir les categories ?. Cerqueu per Internet i realitzeu una taula amb les categories que hi han en el mercat de cablejat Ethernet UTP i digues les seves principals característiques : velocitat de tranmissió el connector que utilitza i el nom dels cables que l’utilitzen. Per exemple :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Velocitat tranmissió</text:p>
          </table:table-cell>
          <table:table-cell table:style-name="Table1.A1" office:value-type="string">
            <text:p text:style-name="P6">Connector</text:p>
          </table:table-cell>
          <table:table-cell table:style-name="Table1.D1" office:value-type="string">
            <text:p text:style-name="P6">Cables</text:p>
          </table:table-cell>
        </table:table-row>
        <table:table-row>
          <table:table-cell table:style-name="Table1.A2" office:value-type="string">
            <text:p text:style-name="P16">CAT 1</text:p>
          </table:table-cell>
          <table:table-cell table:style-name="Table1.A2" office:value-type="string">
            <text:p text:style-name="P16">1 Mbps</text:p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CAT 2</text:p>
          </table:table-cell>
          <table:table-cell table:style-name="Table1.A2" office:value-type="string">
            <text:p text:style-name="P16">4 Mbps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CAT 3</text:p>
          </table:table-cell>
          <table:table-cell table:style-name="Table1.A2" office:value-type="string">
            <text:p text:style-name="P16">100 Mbps</text:p>
          </table:table-cell>
          <table:table-cell table:style-name="Table1.A2" office:value-type="string">
            <text:p text:style-name="P16">RJ-45</text:p>
          </table:table-cell>
          <table:table-cell table:style-name="Table1.D2" office:value-type="string">
            <text:h text:style-name="P20" text:outline-level="1"><text:bookmark text:name="firstHeading"/><text:span text:style-name="T3">100BaseVG</text:span></text:h>
            <text:p text:style-name="P8"><text:span text:style-name="T3">10BASE-T</text:span></text:p>
            <text:p text:style-name="P8"><text:span text:style-name="T3">10</text:span><text:span text:style-name="T4">0</text:span><text:span text:style-name="T3">BASE-T</text:span><text:span text:style-name="T4">2</text:span></text:p>
            <text:p text:style-name="P8"><text:span text:style-name="T4">100BASE-T4</text:span></text:p>
          </table:table-cell>
        </table:table-row>
        <table:table-row>
          <table:table-cell table:style-name="Table1.A2" office:value-type="string">
            <text:p text:style-name="P16">CAT 4</text:p>
          </table:table-cell>
          <table:table-cell table:style-name="Table1.A2" office:value-type="string">
            <text:p text:style-name="P16">100 Mbps</text:p>
          </table:table-cell>
          <table:table-cell table:style-name="Table1.A2" office:value-type="string">
            <text:p text:style-name="P18">RJ-45</text:p>
          </table:table-cell>
          <table:table-cell table:style-name="Table1.D2" office:value-type="string">
            <text:h text:style-name="P19" text:outline-level="1"><text:bookmark text:name="firstHeading1"/>100BaseVG</text:h>
            <text:h text:style-name="P19" text:outline-level="1"><text:bookmark text:name="firstHeading2"/>100BaseVG</text:h>
            <text:p text:style-name="P13"/>
          </table:table-cell>
        </table:table-row>
        <table:table-row>
          <table:table-cell table:style-name="Table1.A2" office:value-type="string">
            <text:p text:style-name="P16">CAT 5</text:p>
          </table:table-cell>
          <table:table-cell table:style-name="Table1.A2" office:value-type="string">
            <text:p text:style-name="P16">100 Mbps</text:p>
          </table:table-cell>
          <table:table-cell table:style-name="Table1.A2" office:value-type="string">
            <text:p text:style-name="P16">RJ-45</text:p>
          </table:table-cell>
          <table:table-cell table:style-name="Table1.D2" office:value-type="string">
            <text:p text:style-name="P14"><text:a xlink:type="simple" xlink:href="https://es.wikipedia.org/w/index.php?title=1000BASE-TX&amp;action=edit&amp;redlink=1" text:style-name="Internet_20_link" text:visited-style-name="Visited_20_Internet_20_Link"><text:span text:style-name="T3">100BASE-TX</text:span></text:a></text:p>
          </table:table-cell>
        </table:table-row>
        <table:table-row>
          <table:table-cell table:style-name="Table1.A2" office:value-type="string">
            <text:p text:style-name="P16">CAT 5e</text:p>
          </table:table-cell>
          <table:table-cell table:style-name="Table1.A2" office:value-type="string">
            <text:p text:style-name="P16">10<text:span text:style-name="T6">0</text:span>0 Mbps</text:p>
          </table:table-cell>
          <table:table-cell table:style-name="Table1.A2" office:value-type="string">
            <text:p text:style-name="P10">RJ-45</text:p>
          </table:table-cell>
          <table:table-cell table:style-name="Table1.D2" office:value-type="string">
            <text:p text:style-name="P14"><text:span text:style-name="T3">10</text:span><text:span text:style-name="T4">00</text:span><text:span text:style-name="T3">BASE-T</text:span></text:p>
            <text:p text:style-name="P15"><text:a xlink:type="simple" xlink:href="https://es.wikipedia.org/w/index.php?title=1000BASE-TX&amp;action=edit&amp;redlink=1" text:style-name="Internet_20_link" text:visited-style-name="Visited_20_Internet_20_Link"><text:span text:style-name="T3">100BASE-TX</text:span></text:a></text:p>
            <text:p text:style-name="P15"><text:a xlink:type="simple" xlink:href="https://en.wikipedia.org/wiki/2.5GBASE-T_and_5GBASE-T" text:style-name="Internet_20_link" text:visited-style-name="Visited_20_Internet_20_Link"><text:span text:style-name="T3">2.5GBASE-T</text:span></text:a></text:p>
          </table:table-cell>
        </table:table-row>
        <table:table-row>
          <table:table-cell table:style-name="Table1.A2" office:value-type="string">
            <text:p text:style-name="P16">CAT 6</text:p>
          </table:table-cell>
          <table:table-cell table:style-name="Table1.A2" office:value-type="string">
            <text:p text:style-name="P14">1000 Mbps</text:p>
          </table:table-cell>
          <table:table-cell table:style-name="Table1.A2" office:value-type="string">
            <text:p text:style-name="P10">RJ-45</text:p>
          </table:table-cell>
          <table:table-cell table:style-name="Table1.D2" office:value-type="string">
            <text:p text:style-name="P14"><text:a xlink:type="simple" xlink:href="https://es.wikipedia.org/w/index.php?title=1000BASE-TX&amp;action=edit&amp;redlink=1" text:style-name="Internet_20_link" text:visited-style-name="Visited_20_Internet_20_Link"><text:span text:style-name="T3">10BASE-TX</text:span></text:a></text:p>
            <text:p text:style-name="P14"><text:a xlink:type="simple" xlink:href="https://es.wikipedia.org/w/index.php?title=1000BASE-TX&amp;action=edit&amp;redlink=1" text:style-name="Internet_20_link" text:visited-style-name="Visited_20_Internet_20_Link"><text:span text:style-name="T3">100BASE-TX</text:span></text:a></text:p>
            <text:p text:style-name="P14"><text:span text:style-name="T2"><text:s/></text:span><text:a xlink:type="simple" xlink:href="https://es.wikipedia.org/w/index.php?title=1000BASE-TX&amp;action=edit&amp;redlink=1" text:style-name="Internet_20_link" text:visited-style-name="Visited_20_Internet_20_Link"><text:span text:style-name="T3">1000BASE-TX</text:span></text:a></text:p>
          </table:table-cell>
        </table:table-row>
        <table:table-row>
          <table:table-cell table:style-name="Table1.A2" office:value-type="string">
            <text:p text:style-name="P17">CAT 6A</text:p>
          </table:table-cell>
          <table:table-cell table:style-name="Table1.A2" office:value-type="string">
            <text:p text:style-name="P18">10 Gbps</text:p>
          </table:table-cell>
          <table:table-cell table:style-name="Table1.A2" office:value-type="string">
            <text:p text:style-name="P11">RJ-45</text:p>
          </table:table-cell>
          <table:table-cell table:style-name="Table1.D2" office:value-type="string">
            <text:p text:style-name="P14"><text:a xlink:type="simple" xlink:href="https://en.wikipedia.org/wiki/1000BASE-T1" text:style-name="Internet_20_link" text:visited-style-name="Visited_20_Internet_20_Link">1000BASE-T1</text:a> </text:p>
            <text:p text:style-name="P14"><text:a xlink:type="simple" xlink:href="https://en.wikipedia.org/wiki/10GBASE-T" text:style-name="Internet_20_link" text:visited-style-name="Visited_20_Internet_20_Link">10GBASE-T</text:a></text:p>
          </table:table-cell>
        </table:table-row>
      </table:table>
      <text:list xml:id="list132737173039168" text:continue-numbering="true" text:style-name="L1">
        <text:list-header>
          <text:p text:style-name="P7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el </meta:initial-creator>
    <meta:creation-date>2013-09-17T08:48:51</meta:creation-date>
    <dc:date>2018-10-30T13:27:17.437185034</dc:date>
    <meta:editing-duration>PT1H31M4S</meta:editing-duration>
    <meta:editing-cycles>16</meta:editing-cycles>
    <meta:generator>LibreOffice/5.4.7.2$Linux_X86_64 LibreOffice_project/40$Build-2</meta:generator>
    <meta:document-statistic meta:table-count="1" meta:image-count="0" meta:object-count="0" meta:page-count="1" meta:paragraph-count="42" meta:word-count="118" meta:character-count="665" meta:non-whitespace-character-count="588"/>
  </office:meta>
</office:document-meta>
</file>